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text-line-through-style="solid" style:font-name="Times New Roman" style:text-underline-style="none"/>
    </style:style>
    <style:style style:name="T5" style:family="text">
      <style:text-properties style:text-line-through-style="none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13_5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1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text:tab/><text:tab/>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7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On the observance of the Sabbath/</text:p>
      <text:p text:style-name="P7">For Sabbath Itr<text:span text:style-name="T2">ò</text:span><text:span text:style-name="T3">/</text:span></text:p>
      <text:p text:style-name="P7"><text:span text:style-name="T3"/></text:p>
      <text:p text:style-name="P6"><text:span text:style-name="T3">[Page 1]</text:span></text:p>
      <text:p text:style-name="P6"><text:span text:style-name="T3"><text:tab/>I have read with emphasis; nay: I have chanted./ <text:s/>It is not hypocrisy to pay a passing compliment/ to what is constantly despised? <text:s/>Israelites. <text:s/>In/ sorrow and not in anger, do I speak. <text:s/>My lay/ brethren have joined hands in digging a pit dark and/ deep, and some of our clergymen have put on their/ canonicals to perform the funeral obsequies. <text:s/>The/ object to be cast in its that which I have sung for./ <text:s/>Not a song but a dirge it should have been. <text:s/>I ought/ to have suppressed the passage, or to have recited it mourn-/-fully. <text:s/>For the fourth commandment--the central/ Jewish figure in the Decalogue--is all but dead./ <text:s/>My hear sinks within me, when I think that my/ house is built on the grave of my religion. <text:s/>Why/ pay a teacher to pray and preach, when the sanctity/ of the Sabbath, he is bound to uphold, has been pu-/-blicly declared by his constituents, an impossibility?/ <text:s/>Call it treason in a Rabbi to divest our queen of her/ crown and place it on the head of her rival. <text:s/>It is,/ in all truth, foul treason </text:span><text:span text:style-name="T4">to one's trust</text:span><text:span text:style-name="T5"> to transfer the halo/ with which the creating God encircled the day,/</text:span></text:p>
      <text:p text:style-name="P6"><text:span text:style-name="T5"/></text:p>
      <text:p text:style-name="P6"><text:span text:style-name="T5">[Page 2]</text:span></text:p>
      <text:p text:style-name="P6"><text:span text:style-name="T5">typical of the completion of His handiwork, to a/ day symbolical of the pretended resurrection of a/ man-god. <text:s/>Yet, who can deny what treacherous mi-/-nisters declaim on their pulpits? <text:s/>Hear it: Our </text:span><text:soft-page-break/><text:span text:style-name="T5">children/ will </text:span><text:span text:style-name="T4">be raised</text:span><text:span text:style-name="T5"> grow in ignorance of Judaism, because the voice/ which resounds in the Synagogue can never reach their/ ears, so long as it is echoed forth on Saturdays, while/ the chiming of the church bell on Sundays, invites them/ within the pale of Christendom. <text:s/>Gloomy/ is the contemplation of the future of those who have/ children, and most gloomy to the God-fearing,/ whose offspring spurn the idea of idling away/ an existence, which may earn for them a competence/ and civic or political honors. <text:s/>They may be/ high spirited and conscious of their abilities to rise/ by their earnest exertions. <text:s/>What an alternative on/ the very threshold of their manhood? <text:s/>To </text:span><text:span text:style-name="T4">reach</text:span><text:span text:style-name="T5"> attain/ the </text:span><text:span text:style-name="T4">objects</text:span><text:span text:style-name="T5"> end of their aspiration, they must overstep/ the limits set by the heavenly Lawgiver! <text:s/>Parental/ education, early surroundings may have inspired reverence/ for the enunciation of Sinai. <text:s/>The Sabbath lights,/ the hymns and pslams, the choicer meal at the family/</text:span></text:p>
      <text:p text:style-name="P6"><text:span text:style-name="T5"/></text:p>
      <text:p text:style-name="P6"><text:span text:style-name="T5">[Page 3]</text:span></text:p>
      <text:p text:style-name="P6"><text:span text:style-name="T5">board may have left a profound impression. <text:s/>But/ interest is a motive power, impelling on with a force/ almost irresistible, even when the sentiments raise </text:span><text:span text:style-name="T4">power-</text:span><text:span text:style-name="T5"> strong/ </text:span><text:span text:style-name="T4">-ful</text:span><text:span text:style-name="T5"> obstacles. <text:s/>How many who trembled at the/ thought of sitting behind the <text:s/>desk, of handling the pen,/ or the meteyard or the chisel on the Sabbath, finally/ yeilded[sic!] to an ambition, which I scarcely dare stigmatise[sic!]/ as unholy! <text:s/>For, just as the revealed Word is the ema-/-nation of Supreme wisdom, so is the natural impetus/ that leads us to give our faculties full scope, a fiat/ from the Eternal. <text:s/>Must I check that impulse?/ <text:s/>Yes: I must curb it among my own, though to do/ so it may entail privations and sore trials. <text:s/>Honestly;/ fidelity to my trust demands it at my hands; but can I demand/ it of others? <text:s/>Can I say to yonder youth: thou art/ endowed with exceptional talents; they will develop/ brightly by appliances brought to hear thereupon, but/ thou must not go in quest of them, because the sa-/-credness of the seventy day forbids it? <text:s/>And would/ I indeed be heeded, were I to speak thus in the face/ of a pressure</text:span><text:span text:style-name="T4">s</text:span><text:span text:style-name="T5"> tremendous in </text:span><text:span text:style-name="T4">their</text:span><text:span text:style-name="T5"> its character?/</text:span></text:p>
      <text:p text:style-name="P6"><text:span text:style-name="T5"/></text:p>
      <text:p text:style-name="P6"><text:span text:style-name="T5">[Page 4]</text:span></text:p>
      <text:p text:style-name="P6"><text:span text:style-name="T5">I am not so presumptuous as to believe that/ what weighs heavily upon my mind, does not/ occupy that of some among my coreligionists. <text:s/>I know/ fathers and mothers, who shed scalding tears the first/ Sabbath that, after long and painful struggles, they/ said to their aspiring sons: "go, work, it cannot be helped."/ <text:s/>Those words were thrusts in their heart's core; but a/ choice was to be made between a life of inactivity/ and the violation of the fourth commandment. <text:s/>That/ sons have sought employment among those, who/ like himself, are sworn to stand by the covenant, but/ Alas! where one may have admired his principles, hun-/-dreds had only cold pity for his qualms of conscience./ <text:s/>For it is a notorious fact, that no religious sympathy/ is shown to the consistent Jew by his brother Jew/ of America. <text:s/>Only a few days since, I casually/ met a young Israelite, whom I did not recognize./ <text:s/>He gave me his name, and said that he had attended/ synagogue and the Sunday School. <text:s/>The lessons early/ imbibed </text:span><text:span text:style-name="T4">have not been</text:span><text:span text:style-name="T5"> were not forgotten, but their application/ had grown to be beyond his control. <text:s/>He was in/ humble circumstances. <text:s/>To provide for himself, and aid/ </text:span></text:p>
      <text:p text:style-name="P6"><text:span text:style-name="T5"/></text:p>
      <text:p text:style-name="P6"><text:span text:style-name="T5">[Page 5]</text:span></text:p>
      <text:p text:style-name="P6"><text:span text:style-name="T5">those who have a claim on his assistance, he/ felt compelled to set aside what he was taught to/ consider essential to the maintenance of his faith./ <text:s/>He had strenuously endeavoured to avoid that issue/ by asking his coreligionists to allow him the pri-/-vilege of following up his convictions, but he dis-/-covered that he could preserve the latter, only at/ the sacrifice of a livelihood. <text:s/>Who will cast/ the first stone upon that Sabbath breaker? <text:s/>Not I,/ who have the deepest commiseration for the poor,/ fearfully tempted to transgress. <text:s/>But with the/ rich I contend. <text:s/>If those of my race who possess/ influence in commercial circles and in the money/ market, were to enter into a covenant of righteousness,/ and, forming themselves into a committee of the whole,/ were to carry out this motion: "Whereas the Law of Sinai/ is imperilled[sic!] by our recklessness, and whereas by reason/ of it our children walk on the </text:span><text:soft-page-break/><text:span text:style-name="T5">brink of apostasy, there-/-fore be it resolved that the Sabbath shall be kept/ by us henceforth and always on the day which the Creator stamped with/ the seal of heaven": If those who have gathered tens/ even hundreds of thousands more than they actually need,/</text:span></text:p>
      <text:p text:style-name="P6"><text:span text:style-name="T5"/></text:p>
      <text:p text:style-name="P6"><text:span text:style-name="T5">[Page 6]</text:span></text:p>
      <text:p text:style-name="P6"><text:span text:style-name="T5">were so united in a holy bond, a fresher and/ enduring life would be allotted to Judaism in/ America. <text:s/>That resolution would shed greater/ glory upon our name, than even the endowing of/ beneficial institutions. <text:s/>"The most splendid/ bequest of the wealthy is their giving to God, what/ belongs to God." <text:s/></text:span><text:span text:style-name="T4">This</text:span><text:span text:style-name="T5"> Such was my remark to a/ well-meaning Israelite, who believed that posthumous/ charities cover a multitude of sins. <text:s/>Benefi-/-cence is a most noble trait, but the Almighty/ knows how far we are able to extend it. <text:s/>He will/ not reckon </text:span><text:span text:style-name="T4">a sin it a crime</text:span><text:span text:style-name="T5"> our dispensing it in small/ measures a crime, when we cannot, in justice to our families,/ distribute it largely, but He will surely visit/ upon us the iniquity of having deliberately defied/ His expressed will. <text:s/>For so it is written: Verily ye shall/ keep the Sabbaths, for it is </text:span><text:span text:style-name="T4">holy unto you. <text:s/>Whoso-</text:span><text:span text:style-name="T5"> a sign between Me and between/ </text:span><text:span text:style-name="T4">-ever profanes it shall be put to death, for</text:span><text:span text:style-name="T5"> you through your generations....Whosoever/ does any work therein, that soul shall be cut off/ from among the people....Wherefore the children of/ Israel shall keep the Sabbath throughout their generations/</text:span></text:p>
      <text:p text:style-name="P6"><text:span text:style-name="T5"/></text:p>
      <text:p text:style-name="P6"><text:span text:style-name="T5">[Page 7]</text:span></text:p>
      <text:p text:style-name="P6"><text:span text:style-name="T5">as an everlasting covenant" <text:s/>The question/ now lies between belief and </text:span><text:span text:style-name="T4">dis</text:span><text:span text:style-name="T5">belief. <text:s/>They who/ regard the utterances of Sinai as a breathing of/ the Most High, as a fiat imprescriptable, should/ seek every means imaginable to give it perpetuity./ <text:s/>Those who look upon the promulgation from the/ pinnacle of Horeb as a fiction, may proceed to/ break the fourth, with the same indifference as/ they will violate the third, when they curse and/ blaspheme, and the </text:span><text:span text:style-name="T4">sixth</text:span><text:span text:style-name="T5"> eighth, when they deal fraudulently,/ and all the Decalogue whenever it suits their/ </text:span><text:span text:style-name="T4">material interests</text:span><text:span text:style-name="T5"> insatiable greed of gain or carnal longings. <text:s/>You/ have not, I trust, made a league with the im-/-pious. <text:s/>You have not taught your minds to dis-/-card as an imposture what our fathers inherited,/ as a heaven-imparted truth. <text:s/>I ask then that you/ will ponder on my humble words and act consistently with your professions./ <text:s/>I ask it in the name of Moses and the prophets;/ I ask it for the sake of the house of our Lord; I ask it/ principally in the spiritual interest of our children, whose/ happiness here and hereafter is our ardent wish and fervent prayer./ <text:s/>(Here followed a prayer)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09T12:02:14.18</meta:creation-date>
    <dc:date>2012-05-09T13:13:39.05</dc:date>
    <dc:creator>Penn Libraries</dc:creator>
    <meta:editing-duration>PT00H10M23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4" meta:paragraph-count="77" meta:word-count="1567" meta:character-count="9430"/>
  </office:meta>
</office:document-meta>
</file>